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ca73c" officeooo:paragraph-rsid="000ca73c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0ca73c" officeooo:paragraph-rsid="000ca73c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1f0fd" officeooo:paragraph-rsid="0011f0fd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395a8" officeooo:paragraph-rsid="001395a8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5c1f0" officeooo:paragraph-rsid="0015c1f0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bb9a5" officeooo:paragraph-rsid="001bb9a5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ca73c" officeooo:paragraph-rsid="000ca73c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d9ffe" officeooo:paragraph-rsid="000d9ffe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d9ffe" officeooo:paragraph-rsid="00124f7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06eb0" officeooo:paragraph-rsid="000d9ffe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5c1f0" officeooo:paragraph-rsid="0015c1f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bb9a5" officeooo:paragraph-rsid="001bb9a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officeooo:rsid="001bb9a5" officeooo:paragraph-rsid="000f9535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d9ffe" officeooo:paragraph-rsid="000ca73c" style:font-size-asian="10.5pt" style:font-weight-asian="bold" style:font-size-complex="12pt" style:font-weight-complex="bold"/>
    </style:style>
    <style:style style:name="T1" style:family="text">
      <style:text-properties officeooo:rsid="000d9ffe"/>
    </style:style>
    <style:style style:name="T2" style:family="text">
      <style:text-properties officeooo:rsid="00104e33"/>
    </style:style>
    <style:style style:name="T3" style:family="text">
      <style:text-properties officeooo:rsid="00124f79"/>
    </style:style>
    <style:style style:name="T4" style:family="text">
      <style:text-properties officeooo:rsid="0015c1f0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24f79" style:font-weight-asian="normal" style:font-weight-complex="normal"/>
    </style:style>
    <style:style style:name="T7" style:family="text">
      <style:text-properties fo:font-weight="normal" officeooo:rsid="001ac8ae" style:font-weight-asian="normal" style:font-weight-complex="normal"/>
    </style:style>
    <style:style style:name="T8" style:family="text">
      <style:text-properties officeooo:rsid="0017ad2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awozdanie z laboratorium</text:p>
      <text:p text:style-name="P1"/>
      <text:p text:style-name="P1">Informatyka w medycynie</text:p>
      <text:p text:style-name="P1"/>
      <text:p text:style-name="P1">Wykrywanie naczyń krwionośnych na zdjęciach dna oka</text:p>
      <text:p text:style-name="P1"/>
      <text:p text:style-name="P1"/>
      <text:p text:style-name="P1"/>
      <text:p text:style-name="P2"/>
      <text:p text:style-name="P2">Prowadzący: mgr inż. Tomasz Sternal</text:p>
      <text:p text:style-name="P2"/>
      <text:p text:style-name="P2"/>
      <text:p text:style-name="P2"/>
      <text:p text:style-name="P2">Autorzy: <text:tab/>Piotr Górny<text:tab/><text:tab/>nr.indeksu: 127<text:span text:style-name="T8">248</text:span></text:p>
      <text:p text:style-name="P2"><text:tab/><text:tab/>Mateusz Bamberski<text:tab/>nr.indeksu: 109893</text:p>
      <text:p text:style-name="P2"/>
      <text:p text:style-name="P2"/>
      <text:p text:style-name="P2"/>
      <text:p text:style-name="P7"><text:span text:style-name="T1">1. </text:span>Podział pracy:</text:p>
      <text:p text:style-name="P2"/>
      <text:p text:style-name="P14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20:06:22.857809526</meta:creation-date>
    <dc:date>2018-05-05T14:15:22.045164119</dc:date>
    <meta:editing-duration>PT13M50S</meta:editing-duration>
    <meta:editing-cycles>5</meta:editing-cycles>
    <meta:generator>LibreOffice/5.4.6.2$Linux_X86_64 LibreOffice_project/40m0$Build-2</meta:generator>
    <meta:document-statistic meta:table-count="0" meta:image-count="0" meta:object-count="0" meta:page-count="1" meta:paragraph-count="7" meta:word-count="30" meta:character-count="232" meta:non-whitespace-character-count="205"/>
  </office:meta>
</office:document-meta>
</file>